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title>This is a dummy document</text:title></text:h>
      <text:p text:style-name="Text_20_body">Reference: <text:user-defined style:data-style-name="N0" text:name="Reference">long-git-sha</text:user-defined></text:p>
      <text:p text:style-name="Text_20_body">Lorem ipsum dolor sit amet, consectetur adipiscing elit. Curabitur volutpat interdum ligula sed congue. Nam pellentesque massa vitae lorem pharetra rhoncus. Vivamus feugiat massa sed diam rutrum hendrerit. Suspendisse lacinia metus a quam tempus non eleifend eros aliquam. Quisque porttitor mollis odio ut vestibulum. Sed feugiat odio a est scelerisque quis aliquet turpis lacinia. Aenean non purus lorem. </text:p>
      <text:h text:style-name="Heading_20_2" text:outline-level="2">This is a dummy paragraph</text:h>
      <text:p text:style-name="Text_20_body">Praesent id mauris magna, et rutrum felis. Cum sociis natoque penatibus et magnis dis parturient montes, nascetur ridiculus mus. Mauris gravida, sapien a tristique ornare, nibh purus facilisis mauris, eu aliquet massa ipsum in purus. Aliquam erat volutpat. Ut varius turpis et est sagittis hendrerit. Fusce fringilla molestie felis, vitae rutrum massa tempus eu. Nullam commodo molestie turpis, quis facilisis tellus ultricies eget. Pellentesque habitant morbi tristique senectus et netus et malesuada fames ac turpis egestas. </text:p>
      <text:p text:style-name="Text_20_body">Sed dolor velit, suscipit a dignissim a, bibendum ut mauris. Nunc velit erat, feugiat ut ultrices sed, aliquam id turpis. Fusce libero leo, ultrices sed iaculis et, dapibus vitae eros. Ut id sem et libero molestie consequat id dignissim lorem. Phasellus sed risus non nulla vestibulum commodo. Fusce lacinia purus at lectus varius varius pulvinar libero blandit. Praesent pretium, libero nec luctus viverra, risus diam accumsan enim, eu consequat enim nulla eget erat. Donec vitae nibh eget lectus sollicitudin tempor. Sed fermentum odio orci. Sed at odio eget nisl suscipit blandit vitae sed sem. Ut pretium pellentesque mi, id aliquam ipsum aliquam in. Donec erat eros, eleifend sit amet pulvinar eleifend, interdum vel sem. Maecenas sed congue nisl. Donec vitae scelerisque nisi. Integer bibendum semper orci, vel facilisis leo suscipit nec. Vivamus ligula dolor, condimentum quis eleifend in, imperdiet non ante.</text:p>
      <text:h text:style-name="Heading_20_2" text:outline-level="2">This is another dummy paragraph</text:h>
      <text:p text:style-name="Text_20_body">Maecenas sapien ligula, fringilla in accumsan at, cursus quis nisl. Suspendisse pretium placerat felis sed faucibus. Vestibulum molestie gravida dui, et egestas turpis tincidunt eget. Cras vel ipsum sit amet neque tempus mollis. Donec vel tellus ac diam tincidunt commodo vel a magna. Etiam pretium nibh a magna eleifend sit amet fringilla ipsum placerat. Vestibulum ante ipsum primis in faucibus orci luctus et ultrices posuere cubilia Curae; Donec elementum, leo non sollicitudin interdum, arcu neque congue nulla, eget euismod velit odio et quam. In commodo tortor et ante blandit et iaculis tellus ullamcorper.</text:p>
      <text:p text:style-name="Text_20_body">Nam convallis, lacus suscipit scelerisque vestibulum, magna quam accumsan mauris, eget semper nisl magna sit amet turpis. Donec lorem erat, imperdiet non mollis eu, tristique ac quam. Etiam neque sapien, malesuada ac mattis in, vestibulum a enim. Proin euismod nibh lobortis metus pretium adipiscing. Sed lobortis tincidunt justo eget aliquet. Nullam iaculis elit nec augue hendrerit eu eleifend lacus dignissim. Donec eget felis ac purus commodo viverra eget ac urna. Donec vel justo non nibh dignissim ornare. Duis vitae augue odio, vitae dapibus eros. In blandit, orci eu viverra blandit, augue eros lobortis felis, ut sollicitudin mi enim quis elit. Donec tincidunt sapien imperdiet nibh lacinia imperdiet. Nam aliquam mi sit amet mauris consequat quis euismod turpis molestie. Curabitur at purus consectetur metus imperdiet porta nec ut ante. In consequat, nibh <text:soft-page-break/>bibendum ultrices eleifend, nunc massa fringilla velit, ut fringilla nisl magna vel enim. Duis eu eros urna. Morbi aliquam tincidunt metus et lacini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text:title>This is a dummy document</text:title><text:tab/><text:tab/></text:p>
      </style:header>
      <style:footer>
        <text:p text:style-name="Footer">Reference: <text:user-defined style:data-style-name="N0" text:name="Short Reference">short-git-sha</text:user-defined><text:tab/><text:tab/>Page <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re </meta:initial-creator>
    <meta:creation-date>2013-01-10T11:49:21</meta:creation-date>
    <meta:editing-cycles>4</meta:editing-cycles>
    <meta:editing-duration>PT1M59S</meta:editing-duration>
    <dc:date>2013-01-10T12:19:09</dc:date>
    <dc:creator>carre </dc:creator>
    <meta:generator>LibreOffice/3.5$Linux_X86_64 LibreOffice_project/350m1$Build-2</meta:generator>
    <dc:description>This is a dummy document used to test the publish-it script.</dc:description>
    <meta:keyword>dummy</meta:keyword>
    <meta:keyword>publish-it</meta:keyword>
    <meta:keyword>testfile</meta:keyword>
    <dc:subject>This is a dummy topic</dc:subject>
    <dc:title>This is a dummy document</dc:title>
    <meta:document-statistic meta:table-count="0" meta:image-count="0" meta:object-count="0" meta:page-count="2" meta:paragraph-count="11" meta:word-count="548" meta:character-count="3642" meta:non-whitespace-character-count="3100"/>
    <meta:user-defined meta:name="Long Reference">long-git-sha</meta:user-defined>
    <meta:user-defined meta:name="Short Reference">short-git-sha</meta:user-defined>
  </office:meta>
</office:document-meta>
</file>